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2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2" draw:name="Object1" text:anchor-type="as-char" svg:y="-0.5535in" svg:width="1.9543in" svg:height="1.04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2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2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1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1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2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1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7"/>
      <text:p text:style-name="Standard"/>
      <text:p text:style-name="P2">Sorry, I still don’t get how to write the rest. I have watched tons of Khan Academy videos on youtube regarding derivatives. I have watched lessons on Coursera regarding Machine Learning, Cost function, Gradient Descent… All the different notations of the same things drive me crazy.</text:p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11T11:49:13.297000000</dc:date>
    <meta:editing-duration>PT1H52M1S</meta:editing-duration>
    <meta:editing-cycles>38</meta:editing-cycles>
    <meta:generator>LibreOffice/7.2.5.2$Windows_X86_64 LibreOffice_project/499f9727c189e6ef3471021d6132d4c694f357e5</meta:generator>
    <meta:document-statistic meta:table-count="0" meta:image-count="0" meta:object-count="8" meta:page-count="2" meta:paragraph-count="17" meta:word-count="222" meta:character-count="1249" meta:non-whitespace-character-count="1039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%delta over {%delta W}[W cdot x + b] = x
newline
dx linear: %delta over {%delta x}[W cdot x + b] = W
newline
db linear: %delta over {%delta b}[W cdot x + b] = 1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